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692b" officeooo:paragraph-rsid="000c692b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c692b" officeooo:paragraph-rsid="000c692b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c692b" officeooo:paragraph-rsid="000c692b"/>
    </style:style>
    <style:style style:name="P4" style:family="paragraph" style:parent-style-name="Standard">
      <style:paragraph-properties fo:text-align="center" style:justify-single-word="false"/>
      <style:text-properties officeooo:paragraph-rsid="000c692b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0cf2a3" officeooo:paragraph-rsid="000cf2a3"/>
    </style:style>
    <style:style style:name="P6" style:family="paragraph" style:parent-style-name="Standard">
      <style:paragraph-properties fo:text-align="start" style:justify-single-word="false"/>
      <style:text-properties officeooo:rsid="000cf2a3" officeooo:paragraph-rsid="000cf2a3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0cf2a3" officeooo:paragraph-rsid="000cf2a3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cf2a3" officeooo:paragraph-rsid="000cf2a3"/>
    </style:style>
    <style:style style:name="P9" style:family="paragraph" style:parent-style-name="Standard" style:list-style-name="L5">
      <style:paragraph-properties fo:text-align="start" style:justify-single-word="false"/>
      <style:text-properties officeooo:rsid="000cf2a3" officeooo:paragraph-rsid="0011195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cf2a3" officeooo:paragraph-rsid="000f59ac"/>
    </style:style>
    <style:style style:name="P11" style:family="paragraph" style:parent-style-name="Standard" style:list-style-name="L7">
      <style:paragraph-properties fo:text-align="start" style:justify-single-word="false"/>
      <style:text-properties officeooo:rsid="000cf2a3" officeooo:paragraph-rsid="000cf2a3"/>
    </style:style>
    <style:style style:name="P12" style:family="paragraph" style:parent-style-name="Standard" style:list-style-name="L8">
      <style:paragraph-properties fo:text-align="start" style:justify-single-word="false"/>
      <style:text-properties officeooo:rsid="000cf2a3" officeooo:paragraph-rsid="000f59ac"/>
    </style:style>
    <style:style style:name="P13" style:family="paragraph" style:parent-style-name="Standard" style:list-style-name="L11">
      <style:paragraph-properties fo:text-align="start" style:justify-single-word="false"/>
      <style:text-properties officeooo:paragraph-rsid="00111954"/>
    </style:style>
    <style:style style:name="P14" style:family="paragraph" style:parent-style-name="Standard" style:list-style-name="L10">
      <style:paragraph-properties fo:text-align="start" style:justify-single-word="false"/>
      <style:text-properties officeooo:rsid="000f59ac" officeooo:paragraph-rsid="000f59ac"/>
    </style:style>
    <style:style style:name="P15" style:family="paragraph" style:parent-style-name="Standard" style:list-style-name="L5">
      <style:paragraph-properties fo:text-align="start" style:justify-single-word="false"/>
      <style:text-properties officeooo:rsid="000f59ac" officeooo:paragraph-rsid="00111954"/>
    </style:style>
    <style:style style:name="T1" style:family="text">
      <style:text-properties officeooo:rsid="000c692b"/>
    </style:style>
    <style:style style:name="T2" style:family="text">
      <style:text-properties officeooo:rsid="000f5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Симуляция теннисного матча</text:span></text:p>
      <text:p text:style-name="P1">Классы</text:p>
      <text:list xml:id="list3507107573" text:style-name="L1">
        <text:list-item>
          <text:p text:style-name="P2">Игрок</text:p>
        </text:list-item>
        <text:list-item>
          <text:p text:style-name="P10">Игра</text:p>
        </text:list-item>
      </text:list>
      <text:p text:style-name="P1">Атрибуты</text:p>
      <text:list xml:id="list2036534137" text:style-name="L2">
        <text:list-item>
          <text:p text:style-name="P3">Игрок</text:p>
        </text:list-item>
      </text:list>
      <text:list xml:id="list1184793930" text:style-name="L3">
        <text:list-item>
          <text:p text:style-name="P5">правша или левша</text:p>
        </text:list-item>
        <text:list-item>
          <text:p text:style-name="P5">форхенд (0-5)</text:p>
        </text:list-item>
        <text:list-item>
          <text:p text:style-name="P5">бэкхенд (0-5)</text:p>
        </text:list-item>
        <text:list-item>
          <text:p text:style-name="P5">подача (0-5)</text:p>
        </text:list-item>
        <text:list-item>
          <text:p text:style-name="P5">защита (0-5)</text:p>
        </text:list-item>
        <text:list-item>
          <text:p text:style-name="P5">атака (0-5)</text:p>
        </text:list-item>
        <text:list-item>
          <text:p text:style-name="P5">тильт (0-1)</text:p>
        </text:list-item>
      </text:list>
      <text:list xml:id="list3304916122" text:style-name="L7">
        <text:list-item>
          <text:p text:style-name="P11">Игра</text:p>
        </text:list-item>
      </text:list>
      <text:list xml:id="list2995199437" text:style-name="L8">
        <text:list-item>
          <text:p text:style-name="P12">счет</text:p>
        </text:list-item>
      </text:list>
      <text:p text:style-name="P6">Функции</text:p>
      <text:list xml:id="list1909928839" text:style-name="L4">
        <text:list-item>
          <text:p text:style-name="P7">Игрок</text:p>
        </text:list-item>
      </text:list>
      <text:list xml:id="list633298662" text:style-name="L5">
        <text:list-item>
          <text:p text:style-name="P8">контроль тильта</text:p>
        </text:list-item>
      </text:list>
      <text:list xml:id="list2953784309" text:style-name="L11">
        <text:list-item>
          <text:p text:style-name="P13"><text:span text:style-name="T2">Розыгрыш</text:span></text:p>
        </text:list-item>
      </text:list>
      <text:list xml:id="list231916167101035" text:continue-list="list633298662" text:style-name="L5">
        <text:list-item>
          <text:p text:style-name="P15">вероятность победы в розыгрыше</text:p>
        </text:list-item>
        <text:list-item>
          <text:p text:style-name="P15">длина розыгрыша</text:p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0:38:46.034332122</meta:creation-date>
    <dc:date>2022-04-14T23:19:13.466663531</dc:date>
    <meta:editing-duration>PT11H47M45S</meta:editing-duration>
    <meta:editing-cycles>1</meta:editing-cycles>
    <meta:document-statistic meta:table-count="0" meta:image-count="0" meta:object-count="0" meta:page-count="1" meta:paragraph-count="22" meta:word-count="54" meta:character-count="254" meta:non-whitespace-character-count="239"/>
    <meta:generator>LibreOffice/6.4.7.2$Linux_X86_64 LibreOffice_project/40$Build-2</meta:generator>
  </office:meta>
</office:document-meta>
</file>